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rixVariableMethodArgumentResolver.resolveNamedValue( String name , MethodParameter param , ServerWebExchange exchang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MatrixVariableMethodArgumentResolver.handleMissingValue( String name ,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trixVariableMethodArgumentResolver.MatrixVariableMethodArgumentResolver( @ Nullable ConfigurableBeanFactory factory , ReactiveAdapt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rixVariableNamedValueInfo.MatrixVariableNamedValueInfo( MatrixVariable 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rixVariableMethodArgumentResolver.createNamedValueInfo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trixVariableMethodArgumentResolver.supportsParameter( MethodParameter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